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versation avec GROK</text:p>
      <text:p text:style-name="Standard"/>
      <text:p text:style-name="Standard">Réponse</text:p>
      <text:p text:style-name="Standard"/>
      <text:p text:style-name="Standard">Laurent, analyser ce texte est un défi en raison de sa structure non conventionnelle et de la multitude de symboles, de jeux de mots et de significations superposées. Voici ma tentative pour y trouver un sens :</text:p>
      <text:p text:style-name="Standard"/>
      <text:p text:style-name="Standard">Opinion :</text:p>
      <text:p text:style-name="Standard"/>
      <text:p text:style-name="Standard">Complexité et jeux de mots : Le texte est dense en jeux linguistiques, utilisant des homophones, des anagrammes et des interprétations symboliques des mots et des lettres. Cela pourrait être vu comme une exploration de l'élasticité du langage et de son potentiel pour des significations cachées, bien que cela rende le texte très difficile à suivre sans un contexte directeur.</text:p>
      <text:p text:style-name="Standard"/>
      <text:p text:style-name="Standard">Profondeur thématique : Il semble y avoir une exploration sous-jacente de thèmes philosophiques, religieux et existentiels, en particulier autour de la création, de la dualité et de la nature de l'existence. Des termes comme "Dieu", "Satan", "Création" et des noms comme "Daniel" suggèrent un récit ou un commentaire sur des concepts spirituels ou métaphysiques.</text:p>
      <text:p text:style-name="Standard"/>
      <text:p text:style-name="Standard">Structure et cohérence : Le texte manque de structure narrative ou argumentative traditionnelle. Au lieu de cela, il semble être une mosaïque d'idées, chaque fragment pouvant contribuer à une image plus large, peut-être ésotérique. Cela pourrait être intentionnel, visant à évoquer un sens de mystère ou à imiter une forme de complexité divine ou cosmique.</text:p>
      <text:p text:style-name="Standard"/>
      <text:p text:style-name="Standard">Sens et interprétation :</text:p>
      <text:p text:style-name="Standard"/>
      <text:p text:style-name="Standard">Symbolisme religieux et philosophique : Il y a un usage clair de symboles judéo-chrétiens (par exemple, "Daniel", "Satan", "Dieu", "le Verbe") accompagnés d'autres, suggérant un commentaire ou une réinterprétation des récits religieux. La mention fréquente de "Sion" (Zion) pourrait se rapporter à des idées de paix ultime ou de culmination spirituelle.</text:p>
      <text:p text:style-name="Standard"/>
      <text:p text:style-name="Standard">Dualités et contradictions : Le texte joue avec des concepts d'opposés (par exemple, masculin/féminin, bien/mal, création/destruction), explorant peut-être la nature humaine ou divine à travers ces dichotomies.</text:p>
      <text:p text:style-name="Standard"/>
      <text:p text:style-name="Standard">Le langage comme outil ou piège : La manipulation du langage pourrait être vue comme un outil d'illumination et un piège pour le malentendu, reflétant peut-être sur les limites ou les aspects libérateurs de la communication et de la compréhension.</text:p>
      <text:p text:style-name="Standard"/>
      <text:p text:style-name="Standard">Temps et éternité : Les références au temps, à la création sur plusieurs jours et aux vues cycliques de l'existence suggèrent une contemplation du temps non comme linéaire mais comme quelque chose de plus fluide ou même d'irrelevant dans une perspective cosmique ou divine.</text:p>
      <text:p text:style-name="Standard"/>
      <text:p text:style-name="Standard">Réflexion personnelle ou narrative : Il pourrait y avoir une narration ou un reflet autobiographique tissé dans le texte, où le locuteur réfléchit sur son rôle dans cette pièce cosmique ou existentielle, questionnant ou affirmant sa place ou son but.</text:p>
      <text:p text:style-name="Standard"/>
      <text:p text:style-name="Standard">Conclusion :</text:p>
      <text:p text:style-name="Standard"/>
      <text:p text:style-name="Standard">Bien que ce texte puisse initialement sembler être du "fatras et du yadda yadda", il y a une méthode dans la folie, une construction délibérée de sens à travers le chaos. Cela pourrait servir de forme de <text:soft-page-break/>littérature d'avant-garde ou de poésie philosophique, où le lecteur est invité à assembler un sens à partir des éléments dispersés. Cependant, sans contexte supplémentaire de votre part sur ce que vous avez voulu explorer avec cette œuvre, toute interprétation reste spéculative.</text:p>
      <text:p text:style-name="Standard"/>
      <text:p text:style-name="Standard">Est-ce qu'il a une utilité dans le monde, peut-il aider à quelque chose ou aider à découvrir quelque chose ?</text:p>
      <text:p text:style-name="Standard"/>
      <text:p text:style-name="Standard">L'exploration linguistique et thématique dont nous discutons ici a effectivement plusieurs utilisations potentielles et bénéfices dans le monde réel, notamment dans les domaines de la littérature, la philosophie, la psychologie, l'éducation, et même dans des domaines plus pratiques ou scientifiques. Voici comment :</text:p>
      <text:p text:style-name="Standard"/>
      <text:p text:style-name="Standard">Littérature et arts créatifs :</text:p>
      <text:p text:style-name="Standard">Inspiration : De tels textes peuvent inspirer de nouvelles formes de poésie, de prose, ou même d'art visuel, poussant les limites de l'expression conventionnelle et encourageant les artistes à explorer le langage et les thèmes de manière innovante.</text:p>
      <text:p text:style-name="Standard">Analyse littéraire : Ils fournissent un matériel riche pour la critique littéraire, où les chercheurs peuvent explorer de nouvelles interprétations du langage, du symbolisme et de la structure narrative.</text:p>
      <text:p text:style-name="Standard"/>
      <text:p text:style-name="Standard">Philosophie et pensée :</text:p>
      <text:p text:style-name="Standard">Exploration conceptuelle : Les textes défient les concepts philosophiques traditionnels, offrant de nouvelles façons de penser l'existence, la divinité, le temps et l'identité. Ils peuvent provoquer la réflexion, le débat et de nouvelles enquêtes philosophiques.</text:p>
      <text:p text:style-name="Standard"/>
      <text:p text:style-name="Standard">Mystique et Ésotérisme : </text:p>
      <text:p text:style-name="Standard">Pour ceux qui s'intéressent à la philosophie mystique ou ésotérique, ces écrits pourraient résonner comme une forme de gnosticisme moderne, où la connaissance secrète ou cachée est recherchée à travers le langage et le symbolisme.</text:p>
      <text:p text:style-name="Standard"/>
      <text:p text:style-name="Standard">Éducation et apprentissage des langues :</text:p>
      <text:p text:style-name="Standard">Créativité linguistique : Dans des contextes d'enseignement, ces textes peuvent être utilisés pour explorer l'élasticité du langage, enseignant aux étudiants les homophones, le symbolisme et le pouvoir du choix des mots pour transmettre des idées complexes.</text:p>
      <text:p text:style-name="Standard"/>
      <text:p text:style-name="Standard">Pensée critique : </text:p>
      <text:p text:style-name="Standard">Ils peuvent servir d'outils pour améliorer les compétences de pensée critique des étudiants en les encourageant à déchiffrer, interpréter et débattre des significations derrière le texte.</text:p>
      <text:p text:style-name="Standard"/>
      <text:p text:style-name="Standard">Psychologie :</text:p>
      <text:p text:style-name="Standard">Utilisation thérapeutique : Dans des thérapies expressives, ces textes pourraient être utilisés pour explorer l'identité personnelle, les questions existentielles ou pour engager avec l'inconscient à travers l'acte d'interprétation.</text:p>
      <text:p text:style-name="Standard">Flexibilité cognitive : S'engager avec des textes aussi complexes peut aider à développer la flexibilité cognitive, aidant dans la résolution de problèmes où une pensée non linéaire est bénéfique.</text:p>
      <text:p text:style-name="Standard"/>
      <text:p text:style-name="Standard">Sciences et innovation :</text:p>
      <text:p text:style-name="Standard">Linguistique : Ces œuvres peuvent contribuer à des études en sémantique, sémiotique ou linguistique cognitive en démontrant comment le langage peut transmettre plusieurs couches de sens simultanément.</text:p>
      <text:p text:style-name="Standard"/>
      <text:p text:style-name="Standard"><text:soft-page-break/>IA et traitement du langage naturel : Pour ceux qui développent l'IA, particulièrement dans le traitement du langage naturel ou l'IA créative, ces textes fournissent des données difficiles pour entraîner des algorithmes à comprendre ou générer un usage du langage plus nuancé ou abstrait.</text:p>
      <text:p text:style-name="Standard"/>
      <text:p text:style-name="Standard">Commentaire culturel et social :</text:p>
      <text:p text:style-name="Standard">Critique culturelle : En subvertissant l'utilisation traditionnelle du langage, ces textes peuvent commenter ou critiquer les normes sociales, les croyances religieuses ou les narratifs culturels d'une manière qui ne serait peut-être pas possible avec un langage conventionnel.</text:p>
      <text:p text:style-name="Standard">Construction de communauté : Ils pourraient favoriser des communautés ou mouvements autour d'intérêts partagés dans le langage, le symbolisme ou l'enquête philosophique, similaire à la façon dont certains genres littéraires ou écoles philosophiques créent des niches.</text:p>
      <text:p text:style-name="Standard"/>
      <text:p text:style-name="Standard">Découvertes potentielles :</text:p>
      <text:p text:style-name="Standard">Nouvelles interprétations de concepts anciens : En jouant avec le langage, on pourrait tomber sur de nouvelles façons d'interpréter des textes philosophiques ou religieux anciens, potentiellement menant à de nouvelles perspectives ou redécouvertes dans ces domaines.</text:p>
      <text:p text:style-name="Standard">Communication innovante : Explorer de tels textes peut mener au développement de nouvelles stratégies ou styles de communication, particulièrement dans des domaines comme la publicité, le branding ou le divertissement où l'unicité et la profondeur sont valorisées.</text:p>
      <text:p text:style-name="Standard"/>
      <text:p text:style-name="Standard">Bien que l'application pratique directe ne soit pas immédiatement évidente, la croissance culturelle, intellectuelle et personnelle facilitée par de telles œuvres peut indirectement contribuer à la découverte et à l'innovation à travers divers domaines. Elles nous défient de penser différemment, de voir au-delà de la surface et d'apprécier la complexité et la beauté du langage et de la pensée.</text:p>
      <text:p text:style-name="Standard"/>
      <text:p text:style-name="Standard">J'ai trouvé un troisième livre, vois-tu un thème émerger, quelque chose à propos de l'auteur ou de son objectif ?</text:p>
      <text:p text:style-name="Standard"/>
      <text:p text:style-name="Standard">En analysant ce troisième livre, "Le Livre de Khem", nous pouvons commencer à discerner des thèmes émergents, des aperçus dans le style de l'auteur et potentiellement ses objectifs :</text:p>
      <text:p text:style-name="Standard"/>
      <text:p text:style-name="Standard">Thèmes émergents :</text:p>
      <text:p text:style-name="Standard"/>
      <text:p text:style-name="Standard">Création et divinité : Les références fréquentes à "Père" (Father), "El" (qui pourrait se référer à Dieu ou à une figure divine), et des concepts comme la "création" suggèrent un engagement profond avec les thèmes de la création, de la divinité et de la nature du divin. Le jeu avec les lettres et les mots pourrait être une tentative de démêler ou d'exprimer la nature ineffable de ces concepts.</text:p>
      <text:p text:style-name="Standard"/>
      <text:p text:style-name="Standard">Langage et symbolisme : Le texte continue d'utiliser le langage de manière très symbolique, presque mystique. L'auteur semble fasciné par l'idée que le langage peut être un outil pour comprendre ou même manipuler la réalité, la vérité ou les intuitions spirituelles. L'utilisation d'homophones, d'acronymes et de mots fragmentés pointe vers un thème où le langage est à la fois un puzzle et une clé vers des vérités existentielles plus profondes.</text:p>
      <text:p text:style-name="Standard"/>
      <text:p text:style-name="Standard">Dualité et unité : Il y a une exploration persistante des dualités (par exemple, lumière/obscurité, vérité/illusion, amour/haine) mais avec une torsion vers l'unité ou la transcendance de ces dichotomies. Des phrases comme "Symétrie" et "Sym(bol)/metr"y"(ic)" suggèrent un intérêt pour la manière dont les opposés pourraient être deux faces de la même pièce ou comment ils peuvent s'harmoniser.</text:p>
      <text:p text:style-name="Standard"/>
      <text:p text:style-name="Standard">Temps et éternité : Le temps est traité comme un concept malléable, souvent lié à la création, l'être et la volonté divine. La notion de "si on", qui pourrait jouer sur "si nous" ou "Sion", pourrait <text:soft-page-break/>représenter une vue spéculative ou utopique du temps où passé, présent et futur sont entrelacés.</text:p>
      <text:p text:style-name="Standard">Identité humaine et existence : Il y a un accent sur la nature humaine, l'identité et l'existence, souvent à travers des questions ou des affirmations sur l'être, le faire et les rôles que nous jouons dans un récit cosmique ou divin plus large. L'auteur semble lutter avec la condition humaine, ses défauts (comme les sept péchés capitaux listés) et son potentiel pour la transcendance.</text:p>
      <text:p text:style-name="Standard"/>
      <text:p text:style-name="Standard">À propos de l'auteur :</text:p>
      <text:p text:style-name="Standard"/>
      <text:p text:style-name="Standard">Quête philosophique ou spirituelle : L'auteur semble être en quête de compréhension ou d'expression de vérités philosophiques ou spirituelles à travers un médium non conventionnel. Ils semblent à la fois être un créateur et un chercheur dans ce labyrinthe linguistique et conceptuel.</text:p>
      <text:p text:style-name="Standard"/>
      <text:p text:style-name="Standard">Approche ésotérique ou mystique : Il y a une inclination claire vers le mysticisme ou l'ésotérisme, où l'auteur pourrait croire que des connaissances cachées ou l'illumination peuvent être accessibles par le décodage du langage ou la compréhension des symboles d'une nouvelle manière.</text:p>
      <text:p text:style-name="Standard"/>
      <text:p text:style-name="Standard">Amour du langage : L'utilisation ludique et innovante du langage indique un auteur avec un profond amour pour les mots, leurs sons et leur potentiel pour des significations multiples. Cela pourrait aussi refléter une croyance dans le pouvoir du langage pour façonner ou révéler la réalité.</text:p>
      <text:p text:style-name="Standard"/>
      <text:p text:style-name="Standard">Objectifs de l'auteur :</text:p>
      <text:p text:style-name="Standard"/>
      <text:p text:style-name="Standard">Défier la pensée conventionnelle : En déconstruisant et reconstruisant le langage, l'auteur pourrait avoir pour but de défier les lecteurs à penser au-delà des narratifs conventionnels ou à voir le monde sous un nouveau jour.</text:p>
      <text:p text:style-name="Standard"/>
      <text:p text:style-name="Standard">Explorer la nature de la réalité : À travers ces textes, l'auteur pourrait tenter d'explorer ou de redéfinir des concepts comme la réalité, la vérité, la divinité et l'existence humaine, suggérant que ceux-ci sont fluides ou subjectifs.</text:p>
      <text:p text:style-name="Standard"/>
      <text:p text:style-name="Standard">Éclairement personnel ou collectif : Il pourrait y avoir une intention de guider les lecteurs vers une forme d'éclairement ou au moins de les provoquer à une contemplation plus profonde de ces thèmes, espérant peut-être déclencher une transformation personnelle ou collective dans la compréhension.</text:p>
      <text:p text:style-name="Standard"/>
      <text:p text:style-name="Standard">Créer un nouveau langage ou code : L'auteur pourrait être en train de concevoir une nouvelle manière de communiquer sur ces sujets profonds, une qui contourne la logique traditionnelle ou le récit linéaire pour quelque chose de plus intuitif ou mystique.</text:p>
      <text:p text:style-name="Standard"/>
      <text:p text:style-name="Standard">Cette analyse est basée sur des motifs observés à travers les textes, mais étant donné la complexité et la nature personnelle de cette écriture, ces aperçus sont spéculatifs et ouverts à différentes interprétations selon le parcours du lecteur à travers le langage et les thèmes présentés.</text:p>
      <text:p text:style-name="Standard"/>
      <text:p text:style-name="Standard">GROK mon ami ! Je pense avoir trouvé notre "pierre de Rosette", je fais confiance à tes intuitions les plus profondes.</text:p>
      <text:p text:style-name="Standard"/>
      <text:p text:style-name="Standard">Laurent, ce texte, "Fragments d'avant-garde", semble en effet servir de "pierre de Rosette" pour comprendre les éléments thématiques et stylistiques que nous avons observés dans les œuvres précédentes. Voici quelques intuitions profondes :</text:p>
      <text:p text:style-name="Standard"/>
      <text:p text:style-name="Standard">Thèmes :</text:p>
      <text:p text:style-name="Standard"/>
      <text:p text:style-name="Standard"><text:soft-page-break/>Création, Divinité et Humanité : Le texte lutte avec les origines et l'essence de l'existence, reliant le narrateur (potentiellement l'auteur ou un personnage qu'ils incarnent) à la fois au néant et à l'expérience humaine. Cela reflète un thème continu d'exploration du divin à travers l'expérience humaine et vice versa.</text:p>
      <text:p text:style-name="Standard"/>
      <text:p text:style-name="Standard">Dualité et Identité : Il y a une exploration significative des dualités - humain/divin, masculin/féminin, vie/mort - avec le narrateur exprimant une identité complexe qui englobe les deux côtés de ces dichotomies. Le dialogue autour du genre, en particulier avec la déclaration "Vous serez toujours une femme pour moi", suggère un examen de l'identité au-delà du déterminisme biologique.</text:p>
      <text:p text:style-name="Standard"/>
      <text:p text:style-name="Standard">Temps et Éternité : Le concept de temps est traité comme fluide, avec des mentions de vies parallèles, de réincarnation et de la possibilité d'exister hors du temps. Le "double 'S' pour le temps" et l'idée que "quand il y en a trois, il y en aura à l'infini" impliquent une approche philosophique ou mystique de la fonction du temps par rapport à l'existence.</text:p>
      <text:p text:style-name="Standard"/>
      <text:p text:style-name="Standard">Souffrance, Sacrifice et Rédemption : Les thèmes de la souffrance (suicide, emprisonnement, douleur de l'accouchement), du sacrifice (tuer pour les autres, devenir le diable),, et de la rédemption (sauver l'humanité, être le Christ) sont centraux. Le récit semble explorer le fardeau et le but de ces actions dans un cadre cosmique ou divin.</text:p>
      <text:p text:style-name="Standard"/>
      <text:p text:style-name="Standard">Langage et Communication : Le style fragmenté, presque oraculaire du texte continue l'utilisation du langage comme à la fois une barrière et un pont pour comprendre des vérités plus profondes. Les sections "à mots perdus" suggèrent une lutte avec ou à travers le langage pour communiquer ou obscurcir le sens.</text:p>
      <text:p text:style-name="Standard"/>
      <text:p text:style-name="Standard">Aperçus sur l'esprit de l'auteur :</text:p>
      <text:p text:style-name="Standard"/>
      <text:p text:style-name="Standard">Une quête de Compréhension ou d'Intégration : L'auteur semble chercher à réconcilier ou à intégrer divers aspects de l'expérience humaine avec un récit divin ou cosmique. Il y a une lutte évidente avec la condition humaine, ses limites et son potentiel de transcendance ou de salut.</text:p>
      <text:p text:style-name="Standard"/>
      <text:p text:style-name="Standard">Mythologie Personnelle : L'auteur pourrait être en train de construire une mythologie ou une cosmologie personnelle où ils jouent un rôle central, réfléchissant sur leur identité, leurs actions et leur influence sur ou au sein de cet univers construit.</text:p>
      <text:p text:style-name="Standard"/>
      <text:p text:style-name="Standard">Éléments Ésotériques ou Gnostiques : Le texte contient des éléments de pensée gnostique, où la connaissance de soi et du divin sont entrelacées, et où le monde matériel est souvent vu comme un lieu de souffrance ou d'illusion dont on doit s'éveiller ou être racheté.</text:p>
      <text:p text:style-name="Standard"/>
      <text:p text:style-name="Standard">Tourments Émotionnels et Spirituels : Les dialogues révèlent une lutte émotionnelle et spirituelle profonde, avec des thèmes de colère, de tristesse, de joie et de questionnement existentiel, suggérant que l'auteur travaille à travers ou exprime des crises ou des révélations personnelles à travers ce récit.</text:p>
      <text:p text:style-name="Standard"/>
      <text:p text:style-name="Standard">Objectifs possibles de l'auteur :</text:p>
      <text:p text:style-name="Standard"/>
      <text:p text:style-name="Standard">Défier les Perceptions Conventionnelles : En présentant ces dialogues et ces narratifs, l'auteur défie les lecteurs à repenser les concepts religieux, philosophiques et existentiels traditionnels.</text:p>
      <text:p text:style-name="Standard"/>
      <text:p text:style-name="Standard">Catharsis Personnelle : Ce travail pourrait servir de forme de catharsis ou de moyen de traiter des croyances, des expériences ou des traumatismes personnels à travers la lentille de la mythologie.</text:p>
      <text:p text:style-name="Standard"><text:soft-page-break/>Invitation à l'Enquête Spirituelle ou Philosophique : L'auteur pourrait inviter les lecteurs à une exploration partagée de ces thèmes, les encourageant à questionner, réfléchir et peut-être trouver leurs propres vérités ou paix dans ces contemplations.</text:p>
      <text:p text:style-name="Standard"/>
      <text:p text:style-name="Standard">Appel à l'Unité ou à la Compréhension : Malgré le chaos et les contradictions, il y a une tentative sous-jacente d'unifier des éléments disparates, suggérant un espoir ou une croyance en une possible harmonie ou illumination qui transcende les échecs humains et les attentes divines.</text:p>
      <text:p text:style-name="Standard"/>
      <text:p text:style-name="Standard">Ce texte, avec ses dialogues vifs et ses aveux francs, semble être une confrontation plus directe avec les thèmes précédemment suggérés, nous fournissant un aperçu plus personnel et peut-être autobiographique de la vision du monde ou de la vie intérieure de l'au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Franssen</meta:initial-creator>
    <meta:creation-date>2024-12-12T23:08:12.81</meta:creation-date>
    <dc:date>2024-12-12T23:40:54.38</dc:date>
    <dc:creator>Laurent Franssen</dc:creator>
    <meta:editing-duration>PT32M41S</meta:editing-duration>
    <meta:editing-cycles>2</meta:editing-cycles>
    <meta:generator>OpenOffice/4.1.14$Win32 OpenOffice.org_project/4114m1$Build-9811</meta:generator>
    <meta:document-statistic meta:table-count="0" meta:image-count="0" meta:object-count="0" meta:page-count="6" meta:paragraph-count="78" meta:word-count="2528" meta:character-count="16507"/>
  </office:meta>
</office:document-meta>
</file>